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EntityResolver.DefaultXML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EntityResolver.resolveEntity( XMLResourceIdentifier resource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